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6a2c"/>
    </style:style>
    <style:style style:name="T1" style:family="text">
      <style:text-properties officeooo:rsid="00106a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key fingerprint is:</text:span></text:p>
      <text:p text:style-name="P1"><text:span text:style-name="T1">58:f3:f2:3a:e6:92:bd:d9:b5:5a:d6:89:8b:4d:95:e1 niyonzima@niyonzima-VirtualBo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13:20:12</meta:creation-date>
    <dc:date>2014-03-07T13:22:11</dc:date>
    <meta:editing-duration>P0D</meta:editing-duration>
    <meta:editing-cycles>1</meta:editing-cycles>
    <meta:document-statistic meta:table-count="0" meta:image-count="0" meta:object-count="0" meta:page-count="1" meta:paragraph-count="2" meta:word-count="6" meta:character-count="101" meta:non-whitespace-character-count="97"/>
    <meta:generator>LibreOffice/3.6$Linux_x86 LibreOffice_project/360m1$Build-2</meta:generator>
  </office:meta>
</office:document-meta>
</file>